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able_20_Contents">
      <style:text-properties officeooo:rsid="003625ee" officeooo:paragraph-rsid="003625ee"/>
    </style:style>
    <style:style style:name="P2" style:family="paragraph" style:parent-style-name="Table_20_Contents">
      <style:paragraph-properties fo:text-align="end" style:justify-single-word="false"/>
    </style:style>
    <style:style style:name="P3" style:family="paragraph" style:parent-style-name="Header">
      <style:text-properties officeooo:rsid="00269502" officeooo:paragraph-rsid="00269502"/>
    </style:style>
    <style:style style:name="P4" style:family="paragraph" style:parent-style-name="Text_20_body">
      <style:text-properties officeooo:rsid="00381af1" officeooo:paragraph-rsid="0046242e"/>
    </style:style>
    <style:style style:name="P5" style:family="paragraph" style:parent-style-name="Text_20_body">
      <style:text-properties officeooo:rsid="00466407" officeooo:paragraph-rsid="00466407"/>
    </style:style>
    <style:style style:name="P6" style:family="paragraph" style:parent-style-name="Text_20_body">
      <style:text-properties officeooo:rsid="004a9905" officeooo:paragraph-rsid="004ad0c6"/>
    </style:style>
    <style:style style:name="P7" style:family="paragraph" style:parent-style-name="Text_20_body">
      <style:text-properties officeooo:rsid="004ad0c6" officeooo:paragraph-rsid="004ad0c6"/>
    </style:style>
    <style:style style:name="P8" style:family="paragraph" style:parent-style-name="Title">
      <style:text-properties officeooo:rsid="003625ee" officeooo:paragraph-rsid="003625ee"/>
    </style:style>
    <style:style style:name="P9" style:family="paragraph" style:parent-style-name="Heading_20_1">
      <style:text-properties officeooo:rsid="0049430c" officeooo:paragraph-rsid="0049430c"/>
    </style:style>
    <style:style style:name="P10" style:family="paragraph" style:parent-style-name="Heading_20_1">
      <style:text-properties officeooo:rsid="00496022" officeooo:paragraph-rsid="00496022"/>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rsid="004f25e2" officeooo:paragraph-rsid="004f25e2"/>
    </style:style>
    <style:style style:name="T1" style:family="text">
      <style:text-properties officeooo:rsid="002e46a9"/>
    </style:style>
    <style:style style:name="T2" style:family="text">
      <style:text-properties officeooo:rsid="0039bc1a"/>
    </style:style>
    <style:style style:name="T3" style:family="text">
      <style:text-properties officeooo:rsid="003b6630"/>
    </style:style>
    <style:style style:name="T4" style:family="text">
      <style:text-properties officeooo:rsid="004749fc"/>
    </style:style>
    <style:style style:name="T5" style:family="text">
      <style:text-properties fo:font-style="italic" officeooo:rsid="004749fc" style:font-style-asian="italic" style:font-style-complex="italic"/>
    </style:style>
    <style:style style:name="T6" style:family="text">
      <style:text-properties fo:font-style="italic" officeooo:rsid="003b6630" style:font-style-asian="italic" style:font-style-complex="italic"/>
    </style:style>
    <style:style style:name="T7" style:family="text">
      <style:text-properties fo:font-style="normal" officeooo:rsid="004749fc" style:font-style-asian="normal" style:font-style-complex="normal"/>
    </style:style>
    <style:style style:name="T8" style:family="text">
      <style:text-properties officeooo:rsid="004b8aed"/>
    </style:style>
    <style:style style:name="T9" style:family="text">
      <style:text-properties officeooo:rsid="004f25e2"/>
    </style:style>
    <style:style style:name="T10" style:family="text">
      <style:text-properties officeooo:rsid="005021c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Scarab architecture</text:title></text:p>
      <text:p text:style-name="P4">The development of the application is use case driven.<text:span text:style-name="T3"> For every use case you will find a namespace, in which the implementation for that use case is implemented. </text:span>See the functional specification for <text:span text:style-name="T2">more information on all the </text:span>use cases.</text:p>
      <text:h text:style-name="P9" text:outline-level="1">Source files</text:h>
      <text:p text:style-name="P4"><text:span text:style-name="T3">For a use case </text:span><text:span text:style-name="T6">Foo</text:span><text:span text:style-name="T3">, there is typically a source file </text:span><text:span text:style-name="T6">Foo.php</text:span><text:span text:style-name="T3"> that implements the core functionality of the use case, and a source file </text:span><text:span text:style-name="T6">Foo/Web.php</text:span><text:span text:style-name="T3"> that implements the user interface for that use case. There may be any number of additional ad-hoc source files for the use case.</text:span></text:p>
      <text:p text:style-name="P5">We do not use architectures such as MVC, because there is no reason to group an aspect of different use cases together. It is more useful to group the different aspects of the same use case together.<text:span text:style-name="T4"> The word </text:span><text:span text:style-name="T5">aspect</text:span><text:span text:style-name="T7"> here refers to things such as database interaction, validation, and user interfaces.</text:span></text:p>
      <text:h text:style-name="P10" text:outline-level="1">Source code comments</text:h>
      <text:p text:style-name="P6">Items that correspond directly to items from the functional specification are typically not documented in source code comments, because doing so is not necessary.</text:p>
      <text:p text:style-name="P7">You may find various off-topic comments in the source code. These are included to inspire the reader<text:span text:style-name="T8">, typically in source files that are very uninteresting: dumb data types, serialization boilerplate,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none"/>
    </style:style>
    <style:style style:name="MP1" style:family="paragraph" style:parent-style-name="Table_20_Contents">
      <style:text-properties officeooo:rsid="004f25e2" officeooo:paragraph-rsid="004f25e2"/>
    </style:style>
    <style:style style:name="MP2" style:family="paragraph" style:parent-style-name="Table_20_Contents">
      <style:paragraph-properties fo:text-align="end" style:justify-single-word="false"/>
    </style:style>
    <style:style style:name="MP3" style:family="paragraph" style:parent-style-name="Table_20_Contents">
      <style:text-properties officeooo:rsid="003625ee" officeooo:paragraph-rsid="003625ee"/>
    </style:style>
    <style:style style:name="MP4" style:family="paragraph" style:parent-style-name="Header">
      <style:text-properties officeooo:rsid="00269502" officeooo:paragraph-rsid="00269502"/>
    </style:style>
    <style:style style:name="MT1" style:family="text">
      <style:text-properties officeooo:rsid="005021cc"/>
    </style:style>
    <style:style style:name="MT2" style:family="text">
      <style:text-properties officeooo:rsid="002e46a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Semilattice</text:p>
            </table:table-cell>
            <table:table-cell table:style-name="Table4.A1" office:value-type="string">
              <text:p text:style-name="MP2"><text:date style:data-style-name="N37" text:date-value="2019-02-23T21:08:36.327884886" text:fixed="true">02/23/19</text:date><text:span text:style-name="MT1"><text:s/></text:span><text:span text:style-name="MT1"><text:time style:data-style-name="N43" text:time-value="2019-02-23T21:08:41.902075130" text:fixed="true">09:08:42 PM</text:time></text:span></text:p>
            </table:table-cell>
          </table:table-row>
          <table:table-row>
            <table:table-cell table:style-name="Table4.A1" office:value-type="string">
              <text:p text:style-name="MP3"><text:title>Scarab architecture</text:title></text:p>
            </table:table-cell>
            <table:table-cell table:style-name="Table4.A1" office:value-type="string">
              <text:p text:style-name="MP2"><text:page-number text:select-page="current">1</text:page-number><text:span text:style-name="MT2">/</text:span><text:span text:style-name="MT2"><text:page-count>1</text:page-count></text:span></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23:17:14.846478835</meta:creation-date>
    <dc:date>2019-02-23T21:16:37.182850322</dc:date>
    <meta:editing-duration>PT22H29M58S</meta:editing-duration>
    <meta:editing-cycles>72</meta:editing-cycles>
    <meta:generator>LibreOffice/6.0.7.3.0$Linux_X86_64 LibreOffice_project/00m0$Build-3</meta:generator>
    <dc:title>Scarab architecture</dc:title>
    <meta:document-statistic meta:table-count="1" meta:image-count="0" meta:object-count="0" meta:page-count="1" meta:paragraph-count="12" meta:word-count="210" meta:character-count="1285" meta:non-whitespace-character-count="1087"/>
  </office:meta>
</office:document-meta>
</file>